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4c4d" officeooo:paragraph-rsid="00194c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oami-shell</text:p>
      <text:p text:style-name="P1">codigo:</text:p>
      <text:p text:style-name="P1">getenu(“USER”)</text:p>
      <text:p text:style-name="P1">printf(---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4:28:09.800370637</meta:creation-date>
    <dc:date>2019-02-25T14:29:12.840432331</dc:date>
    <meta:editing-duration>PT1M6S</meta:editing-duration>
    <meta:editing-cycles>1</meta:editing-cycles>
    <meta:document-statistic meta:table-count="0" meta:image-count="0" meta:object-count="0" meta:page-count="1" meta:paragraph-count="4" meta:word-count="5" meta:character-count="44" meta:non-whitespace-character-count="44"/>
    <meta:generator>LibreOffice/6.0.7.3$Linux_X86_64 LibreOffice_project/00m0$Build-3</meta:generator>
  </office:meta>
</office:document-meta>
</file>